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8.132cm" fo:min-width="2.785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393cm" fo:min-width="1.143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393cm" fo:min-width="1.142cm" style:writing-mode="lr-tb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161cm" fo:min-width="6.439cm" style:writing-mode="lr-tb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455cm" fo:min-width="3.128cm" style:writing-mode="lr-tb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457cm" fo:min-width="6.748cm" style:writing-mode="lr-tb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064cm" fo:min-width="1.667cm" style:writing-mode="lr-tb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065cm" fo:min-width="6.696cm" style:writing-mode="lr-tb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456cm" fo:min-width="0.755cm" style:writing-mode="lr-tb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161cm" fo:min-width="0.116cm" style:writing-mode="lr-tb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457cm" fo:min-width="0.642cm" style:writing-mode="lr-tb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161cm" fo:min-width="3.167cm" style:writing-mode="lr-tb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16cm" fo:min-width="1.418cm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61cm" fo:min-width="1.602cm" loext:decorative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161cm" fo:min-width="9.857cm" style:writing-mode="lr-tb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176cm" fo:min-width="0.927cm" style:writing-mode="lr-tb" loext:decorative="false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176cm" fo:min-width="0.925cm" style:writing-mode="lr-tb" loext:decorative="false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176cm" fo:min-width="0.926cm" style:writing-mode="lr-tb" loext:decorative="false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071cm" fo:min-width="0cm" style:writing-mode="lr-tb" loext:decorative="false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072cm" fo:min-width="0cm" style:writing-mode="lr-tb" loext:decorative="false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514cm" fo:min-width="5.087cm" style:writing-mode="lr-tb" loext:decorative="false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457cm" fo:min-width="0.756cm" style:writing-mode="lr-tb" loext:decorative="false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071cm" fo:min-width="0.091cm" style:writing-mode="lr-tb" loext:decorative="false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16cm" fo:min-width="1.93cm" loext:decorative="fals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61cm" fo:min-width="1.928cm" loext:decorative="false"/>
      <style:paragraph-properties style:writing-mode="lr-tb"/>
    </style:style>
    <style:style style:name="gr26" style:family="graphic">
      <style:graphic-properties style:protect="size" loext:decorative="false"/>
    </style:style>
    <style:style style:name="gr27" style:family="graphic" style:parent-style-name="standard">
      <style:graphic-properties draw:stroke="none" draw:marker-start="" draw:fill="none" draw:fill-color="#729fcf" draw:textarea-horizontal-align="justify" draw:textarea-vertical-align="middle" draw:auto-grow-height="false" fo:min-height="0.647cm" fo:min-width="13.136cm" style:writing-mode="lr-tb" loext:decorative="false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0.647cm" fo:min-width="6.318cm" style:writing-mode="lr-tb" loext:decorative="false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0.647cm" fo:min-width="1.505cm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textarea-horizontal-align="justify" draw:textarea-vertical-align="middle" draw:auto-grow-height="false" fo:min-height="0.647cm" fo:min-width="13.136cm" style:writing-mode="lr-tb" loext:decorative="false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0.647cm" fo:min-width="2.418cm" style:writing-mode="lr-tb" loext:decorative="false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0.647cm" fo:min-width="4.313cm" style:writing-mode="lr-tb" loext:decorative="false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0.648cm" fo:min-width="6.296cm" style:writing-mode="lr-tb" loext:decorative="false"/>
      <style:paragraph-properties style:writing-mode="lr-tb"/>
    </style:style>
    <style:style style:name="gr34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35" style:family="graphic" style:parent-style-name="standard">
      <style:graphic-properties draw:fill-color="#5eb91e" draw:textarea-horizontal-align="justify" draw:textarea-vertical-align="middle" draw:auto-grow-height="false" fo:min-height="0cm" fo:min-width="0.397cm" style:writing-mode="lr-tb" loext:decorative="false"/>
      <style:paragraph-properties style:writing-mode="lr-tb"/>
    </style:style>
    <style:style style:name="gr36" style:family="graphic" style:parent-style-name="objectwithoutfill">
      <style:graphic-properties draw:stroke="dash" draw:stroke-dash="Long_20_Dot" draw:marker-end="Arrow" draw:marker-end-width="0.3cm" draw:fill="none" draw:textarea-vertical-align="middle" loext:decorative="fals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3.887cm" loext:decorative="false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0.648cm" fo:min-width="0.419cm" style:writing-mode="lr-tb" loext:decorative="false"/>
      <style:paragraph-properties style:writing-mode="lr-tb"/>
    </style:style>
    <style:style style:name="gr39" style:family="graphic" style:parent-style-name="standard" style:list-style-name="L1">
      <style:graphic-properties draw:textarea-horizontal-align="justify" draw:textarea-vertical-align="middle" draw:auto-grow-height="false" fo:min-height="0.647cm" fo:min-width="13.136cm" style:writing-mode="lr-tb" loext:decorative="false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0.647cm" fo:min-width="0cm" style:writing-mode="lr-tb" loext:decorative="false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0.648cm" fo:min-width="0cm" style:writing-mode="lr-tb" loext:decorative="false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0.648cm" fo:min-width="11.26cm" style:writing-mode="lr-tb" loext:decorative="false"/>
      <style:paragraph-properties style:writing-mode="lr-tb"/>
    </style:style>
    <style:style style:name="gr43" style:family="graphic" style:parent-style-name="objectwithoutfill">
      <style:graphic-properties draw:marker-end="Rounded_20_short_20_Arrow" draw:marker-end-width="0.3cm" draw:fill="none" draw:textarea-vertical-align="middle" loext:decorative="fals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3cm" fo:min-width="1.729cm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6cm" fo:min-width="0cm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6cm" fo:min-width="3.175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style:paragraph-properties fo:text-align="center" style:writing-mode="lr-tb"/>
      <style:text-properties fo:font-size="13pt" style:font-size-asian="13pt" style:font-size-complex="13pt"/>
    </style:style>
    <style:style style:name="P5" style:family="paragraph">
      <style:paragraph-properties fo:text-align="center"/>
      <style:text-properties fo:font-size="11pt" style:font-size-asian="11pt" style:font-size-complex="11pt"/>
    </style:style>
    <style:style style:name="P6" style:family="paragraph">
      <style:paragraph-properties fo:text-align="center" style:writing-mode="lr-tb"/>
      <style:text-properties fo:font-size="11pt" style:font-size-asian="11pt" style:font-size-complex="11pt"/>
    </style:style>
    <style:style style:name="P7" style:family="paragraph">
      <style:paragraph-properties fo:text-align="center"/>
      <style:text-properties fo:font-size="10.5pt" style:font-size-asian="10.5pt" style:font-size-complex="10.5pt"/>
    </style:style>
    <style:style style:name="P8" style:family="paragraph">
      <style:paragraph-properties fo:text-align="center" style:writing-mode="lr-tb"/>
      <style:text-properties fo:font-size="10.5pt" style:font-size-asian="10.5pt" style:font-size-complex="10.5pt"/>
    </style:style>
    <style:style style:name="P9" style:family="paragraph">
      <style:paragraph-properties fo:text-align="center"/>
      <style:text-properties fo:font-size="7pt" style:font-size-asian="7pt" style:font-size-complex="7pt"/>
    </style:style>
    <style:style style:name="P10" style:family="paragraph">
      <style:paragraph-properties fo:text-align="center" style:writing-mode="lr-tb"/>
      <style:text-properties fo:font-size="7pt" style:font-size-asian="7pt" style:font-size-complex="7pt"/>
    </style:style>
    <style:style style:name="P11" style:family="paragraph">
      <style:paragraph-properties fo:text-align="center"/>
      <style:text-properties fo:font-size="9pt" style:font-size-asian="9pt" style:font-size-complex="9pt"/>
    </style:style>
    <style:style style:name="P12" style:family="paragraph">
      <style:paragraph-properties fo:text-align="center" style:writing-mode="lr-tb"/>
      <style:text-properties fo:font-size="9pt" style:font-size-asian="9pt" style:font-size-complex="9pt"/>
    </style:style>
    <style:style style:name="P13" style:family="paragraph">
      <loext:graphic-properties draw:fill="none" draw:fill-color="#ffffff"/>
      <style:paragraph-properties fo:text-align="center"/>
      <style:text-properties fo:font-size="13pt" style:font-size-asian="13pt" style:font-size-complex="13pt"/>
    </style:style>
    <style:style style:name="P14" style:family="paragraph">
      <style:paragraph-properties fo:text-align="center"/>
      <style:text-properties fo:font-size="12pt" style:font-size-asian="12pt" style:font-size-complex="12pt"/>
    </style:style>
    <style:style style:name="P15" style:family="paragraph">
      <style:paragraph-properties fo:text-align="center" style:writing-mode="lr-tb"/>
      <style:text-properties fo:font-size="12pt" style:font-size-asian="12pt" style:font-size-complex="12pt"/>
    </style:style>
    <style:style style:name="P16" style:family="paragraph">
      <style:paragraph-properties fo:text-align="center"/>
      <style:text-properties fo:font-size="14pt" style:font-size-asian="14pt" style:font-size-complex="14pt"/>
    </style:style>
    <style:style style:name="P17" style:family="paragraph">
      <style:paragraph-properties fo:text-align="center" style:writing-mode="lr-tb"/>
      <style:text-properties fo:font-size="14pt" style:font-size-asian="14pt" style:font-size-complex="14pt"/>
    </style:style>
    <style:style style:name="P18" style:family="paragraph">
      <loext:graphic-properties draw:fill-color="#ffffff"/>
    </style:style>
    <style:style style:name="P19" style:family="paragraph">
      <style:text-properties fo:font-size="36pt" style:font-size-asian="36pt" style:font-size-complex="36pt"/>
    </style:style>
    <style:style style:name="P20" style:family="paragraph">
      <style:paragraph-properties fo:text-align="center"/>
      <style:text-properties fo:font-size="22pt" style:font-size-asian="22pt" style:font-size-complex="22pt"/>
    </style:style>
    <style:style style:name="P21" style:family="paragraph">
      <loext:graphic-properties draw:fill="none" draw:fill-color="#729fcf"/>
      <style:paragraph-properties fo:text-align="center" style:writing-mode="lr-tb"/>
      <style:text-properties fo:font-size="22pt" style:font-size-asian="22pt" style:font-size-complex="22pt"/>
    </style:style>
    <style:style style:name="P22" style:family="paragraph">
      <style:paragraph-properties fo:text-align="center" style:writing-mode="lr-tb"/>
      <style:text-properties fo:font-size="22pt" style:font-size-asian="22pt" style:font-size-complex="22pt"/>
    </style:style>
    <style:style style:name="P23" style:family="paragraph">
      <style:paragraph-properties fo:margin-left="0cm" fo:margin-right="0cm" fo:margin-top="0cm" fo:margin-bottom="0cm" fo:line-height="100%" fo:text-align="center" fo:text-indent="0cm"/>
      <style:text-properties fo:font-size="22pt" style:font-size-asian="22pt" style:font-size-complex="22pt"/>
    </style:style>
    <style:style style:name="P2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2pt" style:font-size-asian="22pt" style:font-size-complex="22pt"/>
    </style:style>
    <style:style style:name="P25" style:family="paragraph">
      <loext:graphic-properties draw:fill="none"/>
      <style:paragraph-properties fo:text-align="center"/>
      <style:text-properties fo:font-size="22pt" style:font-size-asian="22pt" style:font-size-complex="22pt"/>
    </style:style>
    <style:style style:name="P26" style:family="paragraph">
      <loext:graphic-properties draw:fill-color="#5eb91e"/>
      <style:paragraph-properties fo:text-align="center" style:writing-mode="lr-tb"/>
      <style:text-properties fo:font-size="13pt" style:font-size-asian="13pt" style:font-size-complex="13pt"/>
    </style:style>
    <style:style style:name="P27" style:family="paragraph">
      <style:paragraph-properties fo:margin-left="0cm" fo:margin-right="0cm" fo:text-align="center" fo:text-indent="0cm"/>
      <style:text-properties fo:font-size="8pt" style:font-size-asian="8pt" style:font-size-complex="8pt"/>
    </style:style>
    <style:style style:name="P28" style:family="paragraph">
      <loext:graphic-properties draw:fill-color="#5eb91e"/>
      <style:paragraph-properties fo:text-align="center" style:writing-mode="lr-tb"/>
      <style:text-properties fo:font-size="8pt" style:font-size-asian="8pt" style:font-size-complex="8pt"/>
    </style:style>
    <style:style style:name="P29" style:family="paragraph">
      <loext:graphic-properties draw:fill="none" draw:fill-color="#ffffff"/>
      <style:text-properties fo:font-size="12pt" style:font-size-asian="12pt" style:font-size-complex="12pt"/>
    </style:style>
    <style:style style:name="P30" style:family="paragraph">
      <loext:graphic-properties draw:fill="none" draw:fill-color="#ffffff"/>
      <style:text-properties fo:font-size="7pt" style:font-size-asian="7pt" style:font-size-complex="7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4.90000009536743pt" style:font-size-asian="4.90000009536743pt" style:font-size-complex="4.90000009536743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style:font-name="Liberation Sans" fo:font-size="10.5pt" style:letter-kerning="true" style:font-name-asian="Microsoft YaHei" style:font-size-asian="10.5pt" style:font-name-complex="Mangal" style:font-size-complex="10.5pt"/>
    </style:style>
    <style:style style:name="T9" style:family="text">
      <style:text-properties style:font-name="Liberation Sans" fo:font-size="8pt" style:letter-kerning="true" style:font-name-asian="Microsoft YaHei" style:font-size-asian="8pt" style:font-name-complex="Mangal" style:font-size-complex="8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3.59999990463257pt" style:font-size-asian="3.59999990463257pt" style:font-size-complex="3.5999999046325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ystem Architecture</text:p>
          </draw:text-box>
        </draw:frame>
        <draw:custom-shape draw:style-name="gr1" draw:text-style-name="P2" draw:layer="layout" svg:width="3.285cm" svg:height="8.382cm" svg:x="9.468cm" svg:y="4.408cm">
          <text:p text:style-name="P1">FPGA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643cm" svg:height="1.643cm" svg:x="14.807cm" svg:y="5.64cm">
          <text:p text:style-name="P3"><text:span text:style-name="T1">6</text:span><text:span text:style-name="T1">5</text:span><text:span text:style-name="T1">8</text:span><text:span text:style-name="T1">1</text:span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643cm" svg:height="1.643cm" svg:x="16.86cm" svg:y="5.64cm">
          <text:p text:style-name="P3"><text:span text:style-name="T1">FR</text:span><text:span text:style-name="T1">AM</text:span></text:p>
          <text:p text:style-name="P3"><text:span text:style-name="T1">51</text:span><text:span text:style-name="T1">2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642cm" svg:height="1.643cm" svg:x="5.773cm" svg:y="5.64cm">
          <text:p text:style-name="P3"><text:span text:style-name="T1">V</text:span><text:span text:style-name="T1">R</text:span><text:span text:style-name="T1">A</text:span><text:span text:style-name="T1">M</text:span></text:p>
          <text:p text:style-name="P3"><text:span text:style-name="T1">5</text:span><text:span text:style-name="T1">1</text:span><text:span text:style-name="T1">2</text:span><text:span text:style-name="T1">k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939cm" svg:height="0.411cm" svg:x="12.753cm" svg:y="4.613cm">
          <text:p text:style-name="P5"><text:span text:style-name="T2">D0-7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3.628cm" svg:height="0.705cm" svg:x="5.84cm" svg:y="8.425cm">
          <text:p text:style-name="P7"><text:span text:style-name="T3">RAMA0-18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7.248cm" svg:height="0.707cm" svg:x="12.748cm" svg:y="8.514cm">
          <text:p text:style-name="P7"><text:span text:style-name="T3">A0-15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167cm" svg:height="0.314cm" draw:transform="skewX (0.00314159265358979) rotate (1.57271618897209) translate (17.135cm 9.426cm)">
          <text:p text:style-name="P9"><text:span text:style-name="T4">FA15-18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7.196cm" svg:height="0.315cm" svg:x="12.753cm" svg:y="9.427cm">
          <text:p text:style-name="P9"><text:span text:style-name="T4">FA15-19 <text:s text:c="4"/></text:span><text:span text:style-name="T4"><text:s text:c="19"/></text:span><text:span text:style-name="T4"><text:s/>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9" draw:text-style-name="P8" draw:layer="layout" svg:width="1.255cm" svg:height="0.706cm" draw:transform="skewX (0.00139626340159546) rotate (1.57166899142089) translate (15.287cm 8.514cm)">
          <text:p text:style-name="P7"><text:span text:style-name="T3">A0-15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616cm" svg:height="0.411cm" draw:transform="rotate (1.5707963267949) translate (15.458cm 5.64cm)">
          <text:p text:style-name="P11"><text:span text:style-name="T5">D0-7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616cm" svg:height="0.411cm" draw:transform="rotate (1.5707963267949) translate (17.479cm 5.64cm)">
          <text:p text:style-name="P11"><text:span text:style-name="T5">D0-7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142cm" svg:height="0.707cm" draw:transform="skewX (-0.00558505360638185) rotate (1.56468767441292) translate (6.241cm 8.425cm)">
          <text:p text:style-name="P7"><text:span text:style-name="T3">RAM</text:span><text:span text:style-name="T3"><text:line-break/></text:span><text:span text:style-name="T3">A0-18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3.667cm" svg:height="0.411cm" svg:x="5.801cm" svg:y="4.613cm">
          <text:p text:style-name="P5"><text:span text:style-name="T2">RAM</text:span><text:span text:style-name="T2">D0-7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616cm" svg:height="0.411cm" draw:transform="rotate (1.5707963267949) translate (6.323cm 5.64cm)">
          <text:p text:style-name="P11"><text:span text:style-name="T5">D0-7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.19cm" svg:height="0.82cm" svg:x="7.348cm" svg:y="10.40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13" draw:layer="layout" svg:width="2.102cm" svg:height="2.211cm" svg:x="5.731cm" svg:y="9.873cm">
          <draw:text-box>
            <text:p text:style-name="P1"><text:span text:style-name="T1">VGA</text:span></text:p>
            <text:p text:style-name="P1"><text:span text:style-name="T1">Video</text:span></text:p>
            <text:p text:style-name="P1"><text:span text:style-name="T1">output</text:span></text:p>
          </draw:text-box>
        </draw:frame>
        <draw:custom-shape draw:style-name="gr15" draw:text-style-name="P6" draw:layer="layout" svg:width="10.357cm" svg:height="0.411cm" svg:x="12.753cm" svg:y="10.683cm">
          <text:p text:style-name="P5"><text:span text:style-name="T2">SPI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1.427cm" svg:height="1.426cm" svg:x="14.669cm" svg:y="11.584cm">
          <text:p text:style-name="P14"><text:span text:style-name="T5">Fl</text:span><text:span text:style-name="T5">a</text:span><text:span text:style-name="T5">s</text:span><text:span text:style-name="T5">h</text:span><text:span text:style-name="T5"><text:line-break/></text:span><text:span text:style-name="T5">B</text:span><text:span text:style-name="T5">o</text:span><text:span text:style-name="T5">ot</text:span><text:span text:style-name="T5"><text:line-break/></text:span><text:span text:style-name="T5">R</text:span><text:span text:style-name="T5">O</text:span><text:span text:style-name="T5">M</text:span></text:p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1.425cm" svg:height="1.426cm" svg:x="16.425cm" svg:y="11.584cm">
          <text:p text:style-name="P14"><text:span text:style-name="T5">USB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1.426cm" svg:height="1.426cm" svg:x="18.179cm" svg:y="11.584cm">
          <text:p text:style-name="P14"><text:span text:style-name="T5">Ethern</text:span><text:span text:style-name="T5">et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1.426cm" svg:height="1.426cm" svg:x="19.864cm" svg:y="11.584cm">
          <text:p text:style-name="P14"><text:span text:style-name="T5">R</text:span><text:span text:style-name="T5">T</text:span><text:span text:style-name="T5">C </text:span><text:span text:style-name="T5">/ </text:span><text:span text:style-name="T5"><text:line-break/></text:span><text:span text:style-name="T5">N</text:span><text:span text:style-name="T5">V</text:span><text:span text:style-name="T5">R</text:span><text:span text:style-name="T5">A</text:span><text:span text:style-name="T5">M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1.426cm" svg:height="1.426cm" svg:x="21.548cm" svg:y="11.584cm">
          <text:p text:style-name="P14"><text:span text:style-name="T5">S</text:span><text:span text:style-name="T5">D</text:span><text:span text:style-name="T5">-</text:span><text:span text:style-name="T5"><text:line-break/></text:span><text:span text:style-name="T5">C</text:span><text:span text:style-name="T5">ar</text:span><text:span text:style-name="T5">d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0.486cm" svg:height="0.321cm" draw:transform="rotate (1.57289072189729) translate (15.206cm 11.581cm)">
          <text:p text:style-name="P11"><text:span text:style-name="T6">SPI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0.486cm" svg:height="0.321cm" draw:transform="skewX (-0.00314159265358979) rotate (1.5707963267949) translate (16.959cm 11.581cm)">
          <text:p text:style-name="P11"><text:span text:style-name="T6">SPI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0.486cm" svg:height="0.321cm" draw:transform="skewX (-0.00314159265358979) rotate (1.5707963267949) translate (18.713cm 11.581cm)">
          <text:p text:style-name="P11"><text:span text:style-name="T6">SPI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0.486cm" svg:height="0.321cm" draw:transform="rotate (1.57289072189729) translate (20.397cm 11.581cm)">
          <text:p text:style-name="P11"><text:span text:style-name="T6">SPI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486cm" svg:height="0.322cm" draw:transform="skewX (-0.00314159265358979) rotate (1.5707963267949) translate (22.081cm 11.581cm)">
          <text:p text:style-name="P11"><text:span text:style-name="T6">SPI</text:span></text:p>
          <draw:enhanced-geometry svg:viewBox="0 0 21600 21600" draw:type="rectangle" draw:enhanced-path="M 0 0 L 21600 0 21600 21600 0 21600 0 0 Z N"/>
        </draw:custom-shape>
        <draw:custom-shape draw:style-name="gr21" draw:text-style-name="P8" draw:layer="layout" svg:width="5.587cm" svg:height="0.764cm" draw:transform="skewX (-0.00261799387799149) rotate (1.57149445849569) translate (19.42cm 9.997cm)">
          <text:p text:style-name="P7"><text:span text:style-name="T3">CS/A </text:span><text:span text:style-name="T3">Bus </text:span><text:span text:style-name="T3">interfac</text:span><text:span text:style-name="T3">e &amp; </text:span><text:span text:style-name="T3">Connec</text:span><text:span text:style-name="T3">tor</text:span></text:p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1.256cm" svg:height="0.707cm" draw:transform="rotate (1.57236712312169) translate (17.631cm 8.515cm)">
          <text:p text:style-name="P7"><text:span text:style-name="T3">A0-14</text:span></text:p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1.427cm" svg:height="1.426cm" svg:x="10.243cm" svg:y="13.364cm">
          <text:p text:style-name="P16"><text:span text:style-name="T5">DAC</text:span></text:p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0.591cm" svg:height="0.321cm" draw:transform="rotate (1.57289072189729) translate (10.806cm 13.381cm)">
          <text:p text:style-name="P7"><text:span text:style-name="T6">SPI</text:span>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2.776cm" svg:height="0.82cm" svg:x="7.467cm" svg:y="13.65cm">
          <text:p/>
          <draw:enhanced-geometry svg:viewBox="0 0 21600 21600" draw:text-areas="?f7 ?f0 21600 ?f2" draw:type="left-arrow" draw:modifiers="4628.01584443644 7235.0791717417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" draw:text-style-name="P13" draw:layer="layout" svg:width="2.428cm" svg:height="2.211cm" svg:x="5.391cm" svg:y="13.049cm">
          <draw:text-box>
            <text:p text:style-name="P1"><text:span text:style-name="T1">DAC</text:span></text:p>
            <text:p text:style-name="P1"><text:span text:style-name="T1">Audio</text:span></text:p>
            <text:p text:style-name="P1"><text:span text:style-name="T1">(to mixer)</text:span></text:p>
          </draw:text-box>
        </draw:frame>
        <presentation:notes draw:style-name="dp2">
          <draw:page-thumbnail draw:style-name="gr26" draw:layer="layout" svg:width="18.624cm" svg:height="10.476cm" svg:x="1.482cm" svg:y="2.123cm" draw:page-number="1" presentation:class="page"/>
          <draw:frame presentation:style-name="pr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9" draw:layer="layout" svg:width="25.199cm" svg:height="2.629cm" svg:x="1.4cm" svg:y="0.628cm" presentation:class="title" presentation:user-transformed="true">
          <draw:text-box>
            <text:p><text:span text:style-name="T7">Memory Map (boot)</text:span></text:p>
          </draw:text-box>
        </draw:frame>
        <draw:custom-shape draw:style-name="gr27" draw:text-style-name="P21" draw:layer="layout" svg:width="13.636cm" svg:height="0.897cm" svg:x="7.13cm" svg:y="11.131cm">
          <text:p text:style-name="P20"><text:span text:style-name="T2">Physical address space</text:span></text:p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6.818cm" svg:height="0.897cm" svg:x="7.13cm" svg:y="10.251cm">
          <text:p text:style-name="P20"><text:span text:style-name="T2">512k FRAM</text:span></text:p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6.818cm" svg:height="0.897cm" svg:x="13.92cm" svg:y="10.251cm">
          <text:p text:style-name="P20"><text:span text:style-name="T2">512k VRAM</text:span></text:p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2.005cm" svg:height="0.897cm" svg:x="13.948cm" svg:y="9.354cm">
          <text:p text:style-name="P3"><text:span text:style-name="T4">64k video </text:span><text:span text:style-name="T4"><text:line-break/></text:span><text:span text:style-name="T4">bank</text:span></text:p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2.005cm" svg:height="0.897cm" svg:x="7.13cm" svg:y="9.354cm">
          <text:p text:style-name="P3"><text:span text:style-name="T4">64k </text:span><text:span text:style-name="T4"><text:line-break/></text:span><text:span text:style-name="T4">bank0</text:span></text:p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2.005cm" svg:height="0.897cm" svg:x="9.025cm" svg:y="9.354cm">
          <text:p text:style-name="P3"><text:span text:style-name="T4">64k 8296</text:span></text:p>
          <text:p text:style-name="P3"><text:span text:style-name="T4">Ext. bank</text:span></text:p>
          <draw:enhanced-geometry svg:viewBox="0 0 21600 21600" draw:type="rectangle" draw:enhanced-path="M 0 0 L 21600 0 21600 21600 0 21600 0 0 Z N"/>
        </draw:custom-shape>
        <draw:custom-shape draw:style-name="gr30" draw:text-style-name="P24" draw:layer="layout" svg:width="13.636cm" svg:height="0.897cm" svg:x="7.13cm" svg:y="4.418cm">
          <text:p text:style-name="P23"><text:span text:style-name="T8">CPU address space (lower 1M)</text:span></text:p>
          <draw:enhanced-geometry svg:viewBox="0 0 21600 21600" draw:type="rectangle" draw:enhanced-path="M 0 0 L 21600 0 21600 21600 0 21600 0 0 Z N"/>
        </draw:custom-shape>
        <draw:custom-shape draw:style-name="gr31" draw:text-style-name="P4" draw:layer="layout" svg:width="2.918cm" svg:height="0.897cm" svg:x="11.03cm" svg:y="9.354cm">
          <text:p text:style-name="P3"><text:span text:style-name="T4">Banks 2 … 7</text:span></text:p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4.813cm" svg:height="0.897cm" svg:x="15.953cm" svg:y="9.354cm">
          <text:p text:style-name="P3"><text:span text:style-name="T4">Banks 9 … 15</text:span></text:p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6.796cm" svg:height="0.898cm" svg:x="13.97cm" svg:y="5.315cm">
          <text:p text:style-name="P9"><text:span text:style-name="T4">Banks 8 … 15</text:span></text:p>
          <draw:enhanced-geometry svg:viewBox="0 0 21600 21600" draw:type="rectangle" draw:enhanced-path="M 0 0 L 21600 0 21600 21600 0 21600 0 0 Z N"/>
        </draw:custom-shape>
        <draw:line draw:style-name="gr34" draw:text-style-name="P25" draw:layer="layout" svg:x1="17.526cm" svg:y1="6.213cm" svg:x2="11.176cm" svg:y2="9.354cm">
          <text:p/>
        </draw:line>
        <draw:line draw:style-name="gr34" draw:text-style-name="P25" draw:layer="layout" svg:x1="10.668cm" svg:y1="6.213cm" svg:x2="17.272cm" svg:y2="9.354cm">
          <text:p/>
        </draw:line>
        <draw:custom-shape draw:style-name="gr33" draw:text-style-name="P10" draw:layer="layout" svg:width="6.796cm" svg:height="0.898cm" svg:x="7.17cm" svg:y="5.315cm">
          <text:p text:style-name="P9"><text:span text:style-name="T4">Banks 0 … 7</text:span></text:p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2.005cm" svg:height="0.897cm" svg:x="7.112cm" svg:y="5.334cm">
          <text:p text:style-name="P3"><text:span text:style-name="T4">64k </text:span><text:span text:style-name="T4"><text:line-break/></text:span><text:span text:style-name="T4">bank0</text:span></text:p>
          <draw:enhanced-geometry svg:viewBox="0 0 21600 21600" draw:type="rectangle" draw:enhanced-path="M 0 0 L 21600 0 21600 21600 0 21600 0 0 Z N"/>
        </draw:custom-shape>
        <draw:custom-shape draw:style-name="gr35" draw:text-style-name="P26" draw:layer="layout" svg:width="0.897cm" svg:height="0.227cm" draw:transform="rotate (1.5707963267949) translate (8.89cm 6.231cm)">
          <text:p text:style-name="P3"><text:span text:style-name="T4">ipl</text:span></text:p>
          <draw:enhanced-geometry svg:viewBox="0 0 21600 21600" draw:type="rectangle" draw:enhanced-path="M 0 0 L 21600 0 21600 21600 0 21600 0 0 Z N"/>
        </draw:custom-shape>
        <draw:custom-shape draw:style-name="gr35" draw:text-style-name="P28" draw:layer="layout" svg:width="0.897cm" svg:height="0.227cm" draw:transform="rotate (1.5707963267949) translate (15.748cm 10.251cm)">
          <text:p text:style-name="P27"><text:span text:style-name="T9">ipl</text:span></text:p>
          <draw:enhanced-geometry svg:viewBox="0 0 21600 21600" draw:type="rectangle" draw:enhanced-path="M 0 0 L 21600 0 21600 21600 0 21600 0 0 Z N"/>
        </draw:custom-shape>
        <draw:line draw:style-name="gr36" draw:text-style-name="P25" draw:layer="layout" svg:x1="8.89cm" svg:y1="6.231cm" svg:x2="15.748cm" svg:y2="9.354cm">
          <text:p/>
        </draw:line>
        <draw:frame draw:style-name="gr37" draw:text-style-name="P29" draw:layer="layout" svg:width="14.387cm" svg:height="1.199cm" svg:x="6.949cm" svg:y="12.446cm">
          <draw:text-box>
            <text:p><text:span text:style-name="T10">The CPLD can only write (the IPL code from Flash) to VRAM, so the initial</text:span></text:p>
            <text:p><text:span text:style-name="T10">Mapping maps VRAM to banks 0-7 of the CPU</text:span></text:p>
          </draw:text-box>
        </draw:frame>
        <presentation:notes draw:style-name="dp2">
          <draw:page-thumbnail draw:style-name="gr26" draw:layer="layout" svg:width="18.624cm" svg:height="10.476cm" svg:x="1.482cm" svg:y="2.123cm" draw:page-number="2" presentation:class="page"/>
          <draw:frame presentation:style-name="pr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9" draw:layer="layout" svg:width="25.199cm" svg:height="2.629cm" svg:x="1.4cm" svg:y="0.628cm" presentation:class="title" presentation:user-transformed="true">
          <draw:text-box>
            <text:p><text:span text:style-name="T7">Memory Map</text:span></text:p>
          </draw:text-box>
        </draw:frame>
        <draw:custom-shape draw:style-name="gr38" draw:text-style-name="P10" draw:layer="layout" svg:width="0.919cm" svg:height="0.898cm" svg:x="7.13cm" svg:y="5.315cm">
          <text:p text:style-name="P9"><text:span text:style-name="T4">0-32k</text:span></text:p>
          <draw:enhanced-geometry svg:viewBox="0 0 21600 21600" draw:type="rectangle" draw:enhanced-path="M 0 0 L 21600 0 21600 21600 0 21600 0 0 Z N"/>
        </draw:custom-shape>
        <draw:custom-shape draw:style-name="gr27" draw:text-style-name="P21" draw:layer="layout" svg:width="13.636cm" svg:height="0.897cm" svg:x="7.13cm" svg:y="11.131cm">
          <text:p text:style-name="P20"><text:span text:style-name="T2">Physical address space</text:span></text:p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6.818cm" svg:height="0.897cm" svg:x="7.13cm" svg:y="10.251cm">
          <text:p text:style-name="P20"><text:span text:style-name="T2">512k FRAM</text:span></text:p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6.818cm" svg:height="0.897cm" svg:x="13.92cm" svg:y="10.251cm">
          <text:p text:style-name="P20"><text:span text:style-name="T2">512k VRAM</text:span></text:p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2.005cm" svg:height="0.897cm" svg:x="13.948cm" svg:y="9.354cm">
          <text:p text:style-name="P3"><text:span text:style-name="T4">64k video </text:span><text:span text:style-name="T4"><text:line-break/></text:span><text:span text:style-name="T4">bank</text:span></text:p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2.005cm" svg:height="0.897cm" svg:x="7.13cm" svg:y="9.354cm">
          <text:p text:style-name="P3"><text:span text:style-name="T4">64k </text:span><text:span text:style-name="T4"><text:line-break/></text:span><text:span text:style-name="T4">bank0</text:span></text:p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2.005cm" svg:height="0.897cm" svg:x="9.025cm" svg:y="9.354cm">
          <text:p text:style-name="P3"><text:span text:style-name="T4">64k 8296</text:span></text:p>
          <text:p text:style-name="P3"><text:span text:style-name="T4">Ext. bank</text:span></text:p>
          <draw:enhanced-geometry svg:viewBox="0 0 21600 21600" draw:type="rectangle" draw:enhanced-path="M 0 0 L 21600 0 21600 21600 0 21600 0 0 Z N"/>
        </draw:custom-shape>
        <draw:custom-shape draw:style-name="gr39" draw:text-style-name="P24" draw:layer="layout" svg:width="13.636cm" svg:height="0.897cm" svg:x="7.13cm" svg:y="4.418cm">
          <text:p text:style-name="P23"><text:span text:style-name="T8">CPU address space (lower 1M)</text:span></text:p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919cm" svg:height="0.898cm" svg:x="8.059cm" svg:y="5.315cm">
          <text:p text:style-name="P9"><text:span text:style-name="T4">32-</text:span><text:span text:style-name="T4"><text:line-break/></text:span><text:span text:style-name="T4">64k</text:span></text:p>
          <draw:enhanced-geometry svg:viewBox="0 0 21600 21600" draw:type="rectangle" draw:enhanced-path="M 0 0 L 21600 0 21600 21600 0 21600 0 0 Z N"/>
        </draw:custom-shape>
        <draw:custom-shape draw:style-name="gr31" draw:text-style-name="P4" draw:layer="layout" svg:width="2.918cm" svg:height="0.897cm" svg:x="11.03cm" svg:y="9.354cm">
          <text:p text:style-name="P3"><text:span text:style-name="T4">Banks 2 … 7</text:span></text:p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4.813cm" svg:height="0.897cm" svg:x="15.953cm" svg:y="9.354cm">
          <text:p text:style-name="P3"><text:span text:style-name="T4">Banks 9 … 15</text:span></text:p>
          <draw:enhanced-geometry svg:viewBox="0 0 21600 21600" draw:type="rectangle" draw:enhanced-path="M 0 0 L 21600 0 21600 21600 0 21600 0 0 Z N"/>
        </draw:custom-shape>
        <draw:custom-shape draw:style-name="gr40" draw:text-style-name="P10" xml:id="id1" draw:id="id1" draw:layer="layout" svg:width="0.274cm" svg:height="0.897cm" svg:x="8.059cm" svg:y="6.199cm">
          <text:p text:style-name="P9"><text:span text:style-name="T4">4k</text:span><text:span text:style-name="T4"><text:line-break/></text:span><text:span text:style-name="T4">V</text:span></text:p>
          <draw:enhanced-geometry svg:viewBox="0 0 21600 21600" draw:type="rectangle" draw:enhanced-path="M 0 0 L 21600 0 21600 21600 0 21600 0 0 Z N"/>
        </draw:custom-shape>
        <draw:custom-shape draw:style-name="gr41" draw:text-style-name="P10" draw:layer="layout" svg:width="0.401cm" svg:height="0.898cm" svg:x="13.948cm" svg:y="8.456cm">
          <text:p text:style-name="P9"><text:span text:style-name="T4">8k</text:span><text:span text:style-name="T4"><text:line-break/></text:span><text:span text:style-name="T4">Chr</text:span></text:p>
          <text:p text:style-name="P9"><text:span text:style-name="T4">rom</text:span></text:p>
          <draw:enhanced-geometry svg:viewBox="0 0 21600 21600" draw:type="rectangle" draw:enhanced-path="M 0 0 L 21600 0 21600 21600 0 21600 0 0 Z N"/>
        </draw:custom-shape>
        <draw:custom-shape draw:style-name="gr41" draw:text-style-name="P10" xml:id="id2" draw:id="id2" draw:layer="layout" svg:width="0.402cm" svg:height="0.898cm" svg:x="14.895cm" svg:y="8.456cm">
          <text:p text:style-name="P9"><text:span text:style-name="T4">8k</text:span><text:span text:style-name="T4"><text:line-break/></text:span><text:span text:style-name="T4">Chr</text:span></text:p>
          <text:p text:style-name="P9"><text:span text:style-name="T11"/></text:p>
          <draw:enhanced-geometry svg:viewBox="0 0 21600 21600" draw:type="rectangle" draw:enhanced-path="M 0 0 L 21600 0 21600 21600 0 21600 0 0 Z N"/>
        </draw:custom-shape>
        <draw:custom-shape draw:style-name="gr42" draw:text-style-name="P10" draw:layer="layout" svg:width="11.76cm" svg:height="0.898cm" svg:x="9.006cm" svg:y="5.315cm">
          <text:p text:style-name="P9"><text:span text:style-name="T4">Banks 1 … 15</text:span></text:p>
          <draw:enhanced-geometry svg:viewBox="0 0 21600 21600" draw:type="rectangle" draw:enhanced-path="M 0 0 L 21600 0 21600 21600 0 21600 0 0 Z N"/>
        </draw:custom-shape>
        <draw:connector draw:style-name="gr43" draw:text-style-name="P25" draw:layer="layout" draw:type="lines" svg:x1="8.196cm" svg:y1="7.096cm" svg:x2="15.096cm" svg:y2="8.456cm" draw:start-shape="id1" draw:start-glue-point="2" draw:end-shape="id2" draw:end-glue-point="0" svg:d="M8196 7096v500l6900 359v501" svg:viewBox="0 0 6901 1361">
          <text:p/>
        </draw:connector>
        <draw:line draw:style-name="gr34" draw:text-style-name="P25" draw:layer="layout" svg:x1="7.531cm" svg:y1="6.213cm" svg:x2="7.531cm" svg:y2="9.354cm">
          <text:p/>
        </draw:line>
        <draw:frame draw:style-name="gr44" draw:text-style-name="P30" draw:layer="layout" svg:width="2.229cm" svg:height="1.213cm" svg:x="5.83cm" svg:y="6.858cm">
          <draw:text-box>
            <text:p><text:span text:style-name="T4">Any of 16</text:span></text:p>
            <text:p><text:span text:style-name="T4">32k blocks</text:span></text:p>
            <text:p><text:span text:style-name="T4">In FRAM</text:span></text:p>
          </draw:text-box>
        </draw:frame>
        <draw:frame draw:style-name="gr45" draw:text-style-name="P30" draw:layer="layout" svg:width="3.032cm" svg:height="0.826cm" svg:x="10.43cm" svg:y="8.064cm">
          <draw:text-box>
            <text:p><text:span text:style-name="T4">Any of four 2k positions in video bank</text:span></text:p>
          </draw:text-box>
        </draw:frame>
        <draw:line draw:style-name="gr34" draw:text-style-name="P25" draw:layer="layout" svg:x1="8.637cm" svg:y1="6.213cm" svg:x2="8.637cm" svg:y2="9.354cm">
          <text:p/>
        </draw:line>
        <draw:frame draw:style-name="gr46" draw:text-style-name="P30" draw:layer="layout" svg:width="3.097cm" svg:height="1.076cm" svg:x="8.636cm" svg:y="6.29cm">
          <draw:text-box>
            <text:p><text:span text:style-name="T4">Bank 0, or</text:span></text:p>
            <text:p><text:span text:style-name="T4">8296 mem expansion</text:span></text:p>
            <text:p><text:span text:style-name="T4">In bank 1</text:span></text:p>
          </draw:text-box>
        </draw:frame>
        <presentation:notes draw:style-name="dp2">
          <draw:page-thumbnail draw:style-name="gr26" draw:layer="layout" svg:width="18.624cm" svg:height="10.476cm" svg:x="1.482cm" svg:y="2.123cm" draw:page-number="3" presentation:class="page"/>
          <draw:frame presentation:style-name="pr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18.137000000</meta:creation-date>
    <meta:generator>LibreOffice/24.2.4.2$Linux_X86_64 LibreOffice_project/420$Build-2</meta:generator>
    <dc:date>2024-06-19T18:37:49.615169870</dc:date>
    <meta:editing-duration>PT54M24S</meta:editing-duration>
    <meta:editing-cycles>7</meta:editing-cycles>
    <meta:document-statistic meta:object-count="103"/>
  </office:meta>
</office:document-meta>
</file>